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3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4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6" style:family="paragraph" style:parent-style-name="Heading_20_1">
      <style:paragraph-properties fo:line-height="150%" fo:text-align="justify" style:justify-single-word="false" fo:break-before="page"/>
    </style:style>
    <style:style style:name="P7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8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9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10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11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12" style:family="paragraph" style:parent-style-name="Heading_20_2">
      <style:paragraph-properties fo:line-height="150%" fo:text-align="justify" style:justify-single-word="false"/>
    </style:style>
    <style:style style:name="P13" style:family="paragraph" style:parent-style-name="Heading_20_2">
      <style:paragraph-properties fo:line-height="150%" fo:text-align="justify" style:justify-single-word="false" fo:break-before="page"/>
    </style:style>
    <style:style style:name="P14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15" style:family="paragraph" style:parent-style-name="Standard">
      <style:paragraph-properties fo:break-before="page"/>
      <style:text-properties officeooo:rsid="00116854" officeooo:paragraph-rsid="00116854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8905" officeooo:paragraph-rsid="001a8905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219a92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1bd79a" officeooo:paragraph-rsid="001bd79a"/>
    </style:style>
    <style:style style:name="P21" style:family="paragraph" style:parent-style-name="Text_20_body">
      <style:paragraph-properties fo:line-height="150%" fo:text-align="justify" style:justify-single-word="false"/>
      <style:text-properties fo:language="ca" fo:country="ES" officeooo:rsid="001d92bd" officeooo:paragraph-rsid="001d92bd"/>
    </style:style>
    <style:style style:name="P22" style:family="paragraph" style:parent-style-name="Text_20_body">
      <style:paragraph-properties fo:line-height="150%" fo:text-align="justify" style:justify-single-word="false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1d92bd"/>
    </style:style>
    <style:style style:name="P24" style:family="paragraph" style:parent-style-name="Text_20_body">
      <style:paragraph-properties fo:line-height="150%" fo:text-align="justify" style:justify-single-word="false"/>
      <style:text-properties officeooo:paragraph-rsid="00265196"/>
    </style:style>
    <style:style style:name="P25" style:family="paragraph" style:parent-style-name="Text_20_body">
      <style:paragraph-properties fo:line-height="150%" fo:text-align="justify" style:justify-single-word="false"/>
      <style:text-properties officeooo:rsid="0020ffba" officeooo:paragraph-rsid="0020ffba"/>
    </style:style>
    <style:style style:name="P26" style:family="paragraph" style:parent-style-name="Text_20_body">
      <style:paragraph-properties fo:line-height="150%" fo:text-align="justify" style:justify-single-word="false"/>
      <style:text-properties officeooo:rsid="00219a92" officeooo:paragraph-rsid="00219a92"/>
    </style:style>
    <style:style style:name="P27" style:family="paragraph" style:parent-style-name="Text_20_body">
      <style:paragraph-properties fo:line-height="150%" fo:text-align="justify" style:justify-single-word="false"/>
      <style:text-properties officeooo:rsid="0023dc2f" officeooo:paragraph-rsid="0023dc2f"/>
    </style:style>
    <style:style style:name="P28" style:family="paragraph" style:parent-style-name="Text_20_body">
      <style:paragraph-properties fo:line-height="150%" fo:text-align="justify" style:justify-single-word="false"/>
      <style:text-properties officeooo:rsid="00265196" officeooo:paragraph-rsid="00265196"/>
    </style:style>
    <style:style style:name="T1" style:family="text">
      <style:text-properties officeooo:rsid="00137b1a"/>
    </style:style>
    <style:style style:name="T2" style:family="text">
      <style:text-properties officeooo:rsid="00161c50"/>
    </style:style>
    <style:style style:name="T3" style:family="text">
      <style:text-properties officeooo:rsid="0017e5e8"/>
    </style:style>
    <style:style style:name="T4" style:family="text">
      <style:text-properties style:font-name="Arial"/>
    </style:style>
    <style:style style:name="T5" style:family="text">
      <style:text-properties style:font-name="Arial" fo:language="ca" fo:country="ES"/>
    </style:style>
    <style:style style:name="T6" style:family="text">
      <style:text-properties style:font-name="Arial" fo:language="ca" fo:country="ES" officeooo:rsid="001d92bd"/>
    </style:style>
    <style:style style:name="T7" style:family="text">
      <style:text-properties style:font-name="Arial" fo:language="ca" fo:country="ES" officeooo:rsid="00265196"/>
    </style:style>
    <style:style style:name="T8" style:family="text">
      <style:text-properties style:font-name="Arial" officeooo:rsid="001d92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ÍNDEX</text:p>
      <text:h text:style-name="P3" text:outline-level="1">1. Dades personals, del centre i de l’empresa</text:h>
      <text:h text:style-name="P7" text:outline-level="2">1.1 Dades personals</text:h>
      <text:p text:style-name="P1">L’alumne que participa en la creació i desenvolupament del projecte és na Míriam Jiménez Molina.</text:p>
      <text:h text:style-name="P7" text:outline-level="2">1.2 Dades del centre <text:span text:style-name="T1">i del tutor</text:span></text:h>
      <text:p text:style-name="P2">El centre on es desenvoluparà aquest projecte és el CIFP Pau Casesnoves, Inca.</text:p>
      <text:p text:style-name="P2">La tutora del curs és na Margalida Estrany Bonnín i el tutor de projecte és n’Antoni Oliver Gelabert. </text:p>
      <text:h text:style-name="P7" text:outline-level="2">1.3 Dades de l’empresa</text:h>
      <text:p text:style-name="P16">El projecte s’ha duit a terme de forma independent, per tant l’empresa no <text:span text:style-name="T2">ha estat</text:span> involucrada <text:span text:style-name="T3">ni ha participat en el desenvolupament d’aquest</text:span>.</text:p>
      <text:p text:style-name="P16"/>
      <text:h text:style-name="P6" text:outline-level="1"><text:span text:style-name="T5">2. Introducció</text:span></text:h>
      <text:h text:style-name="P7" text:outline-level="2">2.1 Justificació del projecte</text:h>
      <text:p text:style-name="P17"/>
      <text:p text:style-name="P17"/>
      <text:p text:style-name="P17"/>
      <text:p text:style-name="P17"/>
      <text:p text:style-name="P17"/>
      <text:h text:style-name="P7" text:outline-level="2">2.2 Objectius generals, motivacions personals</text:h>
      <text:p text:style-name="P17"/>
      <text:p text:style-name="P17"/>
      <text:h text:style-name="P4" text:outline-level="1">3. Planificació temporal del projecte</text:h>
      <text:h text:style-name="P7" text:outline-level="2">3.1 Relació prevista de les tasques a realitzar a cada fase del projecte i lloc previst de realització</text:h>
      <text:p text:style-name="P22"><text:span text:style-name="T5"/></text:p>
      <text:h text:style-name="P14" text:outline-level="3">3.1.1 Anàlisi</text:h>
      <text:p text:style-name="P18"/>
      <text:p text:style-name="P18"/>
      <text:h text:style-name="P14" text:outline-level="3">3.1.2 Disseny</text:h>
      <text:p text:style-name="P18"/>
      <text:p text:style-name="P18"/>
      <text:h text:style-name="P14" text:outline-level="3">3.1.3 Programació</text:h>
      <text:p text:style-name="P18"/>
      <text:p text:style-name="P18"/>
      <text:h text:style-name="P14" text:outline-level="3">3.1.4 Proves</text:h>
      <text:p text:style-name="P18"/>
      <text:p text:style-name="P18"/>
      <text:h text:style-name="P14" text:outline-level="3">3.1.5 Producció</text:h>
      <text:p text:style-name="P22"><text:span text:style-name="T5"/></text:p>
      <text:p text:style-name="P22"><text:span text:style-name="T5"/></text:p>
      <text:h text:style-name="P10" text:outline-level="2">3.2 Cronograma inicial previst de tasques</text:h>
      <text:p text:style-name="P20"><text:span text:style-name="T5"/></text:p>
      <text:h text:style-name="P13" text:outline-level="2"><text:span text:style-name="T6">3.3 R</text:span><text:span text:style-name="T5">elaci</text:span><text:span text:style-name="T6">ó</text:span><text:span text:style-name="T5"> final del compliment de les diferents tasques de cada fase del projecte on es vegin les tasques que s’han pogut complir segons el cronograma previst i les desviacions que hi ha hagut respecte el previst inicialment</text:span></text:h>
      <text:p text:style-name="P23"><text:span text:style-name="T5"/></text:p>
      <text:h text:style-name="P5" text:outline-level="1">4. Anàlisis de la competència</text:h>
      <text:h text:style-name="P11" text:outline-level="2">4.1 Situació actual: productes relacionats en el mercat i el seu cost</text:h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h text:style-name="P8" text:outline-level="2"><text:span text:style-name="T8">4.2 </text:span><text:span text:style-name="T4">Avantatges i inconvenients del productes del mercat en relaci</text:span><text:span text:style-name="T8">ó</text:span><text:span text:style-name="T4"> al producte previst en </text:span><text:span text:style-name="T8">el</text:span><text:span text:style-name="T4"> projecte </text:span></text:h>
      <text:p text:style-name="P22"><text:span text:style-name="T5"/></text:p>
      <text:h text:style-name="P4" text:outline-level="1">5. Recursos</text:h>
      <text:h text:style-name="P7" text:outline-level="2">5.1 Programari</text:h>
      <text:p text:style-name="P25"><text:span text:style-name="T5"/></text:p>
      <text:h text:style-name="P10" text:outline-level="2">5.2 Maquinària</text:h>
      <text:p text:style-name="P25"><text:span text:style-name="T5"/></text:p>
      <text:h text:style-name="P10" text:outline-level="2">5.3 Recursos humans</text:h>
      <text:p text:style-name="P25"><text:span text:style-name="T5"/></text:p>
      <text:h text:style-name="P4" text:outline-level="1">6. Fase d’anàlisi</text:h>
      <text:h text:style-name="P7" text:outline-level="2">6.1 Llistat dels requeriments de l’aplicació</text:h>
      <text:p text:style-name="P19"/>
      <text:h text:style-name="P10" text:outline-level="2">6.2 Model Entitat-Relació de la base de dades</text:h>
      <text:p text:style-name="P19"/>
      <text:h text:style-name="P10" text:outline-level="2">6.3 Diagrama de casos d’ús</text:h>
      <text:p text:style-name="P26"><text:span text:style-name="T5"/></text:p>
      <text:h text:style-name="P4" text:outline-level="1">7. Fase de disseny</text:h>
      <text:h text:style-name="P7" text:outline-level="2">7.1 Model relacional de la base de dades</text:h>
      <text:p text:style-name="P27"><text:span text:style-name="T5"/></text:p>
      <text:h text:style-name="P10" text:outline-level="2">7.2 Disseny de la interfície d’usuari</text:h>
      <text:h text:style-name="P10" text:outline-level="2">7.3 Model estàtic del sistema</text:h>
      <text:p text:style-name="P28"><text:span text:style-name="T5"/></text:p>
      <text:h text:style-name="P13" text:outline-level="2"><text:span text:style-name="T7">7.4 </text:span><text:span text:style-name="T5">Disseny infraestructura f</text:span><text:span text:style-name="T7">í</text:span><text:span text:style-name="T5">sica</text:span></text:h>
      <text:p text:style-name="P24"><text:span text:style-name="T5"/></text:p>
      <text:h text:style-name="P10" text:outline-level="2">7.5 Realització d’un wireframe</text:h>
      <text:p text:style-name="P28"><text:span text:style-name="T5"/></text:p>
      <text:h text:style-name="P4" text:outline-level="1">8. Fase de proves</text:h>
      <text:h text:style-name="P12" text:outline-level="2"><text:span text:style-name="T7">8.1 </text:span><text:span text:style-name="T5">Pla de proves dels m</text:span><text:span text:style-name="T7">ò</text:span><text:span text:style-name="T5">duls principal</text:span><text:span text:style-name="T7">s</text:span></text:h>
      <text:p text:style-name="P24"><text:span text:style-name="T7"/></text:p>
      <text:h text:style-name="P10" text:outline-level="2">8.2 Conclusions</text:h>
      <text:p text:style-name="P28"><text:span text:style-name="T5"/></text:p>
      <text:h text:style-name="P10" text:outline-level="2">8.3 Usabilitat</text:h>
      <text:p text:style-name="P28"><text:span text:style-name="T5"/></text:p>
      <text:h text:style-name="P4" text:outline-level="1">9. Anàlisi de recursos i costs</text:h>
      <text:p text:style-name="P28"><text:span text:style-name="T5"/></text:p>
      <text:h text:style-name="P4" text:outline-level="1">10. Conclusions i opinió personal del projecte</text:h>
      <text:p text:style-name="P28"><text:span text:style-name="T5"/></text:p>
      <text:h text:style-name="P4" text:outline-level="1">11. Avaluació de la fase de pràctiques</text:h>
      <text:p text:style-name="P28"><text:span text:style-name="T5"/></text:p>
      <text:h text:style-name="P4" text:outline-level="1">12. Bibliografia i webgrafia</text:h>
      <text:p text:style-name="P28"><text:span text:style-name="T5"/></text:p>
      <text:h text:style-name="P4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13T16:32:57.302000000</dc:date>
    <meta:editing-duration>PT59M20S</meta:editing-duration>
    <meta:editing-cycles>26</meta:editing-cycles>
    <meta:document-statistic meta:table-count="0" meta:image-count="0" meta:object-count="0" meta:page-count="27" meta:paragraph-count="47" meta:word-count="316" meta:character-count="1923" meta:non-whitespace-character-count="1652"/>
  </office:meta>
</office:document-meta>
</file>